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SINo">
            <text:p>SINo</text:p>
          </table:table-cell>
          <table:table-cell table:style-name="pd1" office:value-type="string" office:string-value="CAT Field name ">
            <text:p>CAT Field name </text:p>
          </table:table-cell>
          <table:table-cell table:style-name="pd1" office:value-type="string" office:string-value="Test cases ">
            <text:p>Test cases </text:p>
          </table:table-cell>
          <table:table-cell table:style-name="pd1" office:value-type="string" office:string-value="BN_Customer ">
            <text:p>BN_Customer </text:p>
          </table:table-cell>
          <table:table-cell table:style-name="pd1" office:value-type="string" office:string-value="MA_Customer ">
            <text:p>MA_Customer </text:p>
          </table:table-cell>
          <table:table-cell table:style-name="pd1" office:value-type="string" office:string-value="BN_Ok">
            <text:p>BN_Ok</text:p>
          </table:table-cell>
          <table:table-cell table:style-name="pd1" office:value-type="string" office:string-value="TF_FirstName">
            <text:p>TF_FirstName</text:p>
          </table:table-cell>
          <table:table-cell table:style-name="pd1" office:value-type="string" office:string-value="TF_LastName">
            <text:p>TF_LastName</text:p>
          </table:table-cell>
          <table:table-cell table:style-name="pd1" office:value-type="string" office:string-value="TF_UserID">
            <text:p>TF_UserID</text:p>
          </table:table-cell>
          <table:table-cell table:style-name="pd1" office:value-type="string" office:string-value="TF_EmpID">
            <text:p>TF_EmpID</text:p>
          </table:table-cell>
          <table:table-cell table:style-name="pd1" office:value-type="string" office:string-value="MA_WorkLocation">
            <text:p>MA_WorkLocation</text:p>
          </table:table-cell>
          <table:table-cell table:style-name="pd1" office:value-type="string" office:string-value="TF_EmpStartDate">
            <text:p>TF_EmpStartDate</text:p>
          </table:table-cell>
          <table:table-cell table:style-name="pd1" office:value-type="string" office:string-value="TF_EmpEndDate">
            <text:p>TF_EmpEndDate</text:p>
          </table:table-cell>
          <table:table-cell table:style-name="pd1" office:value-type="string" office:string-value="MA_JobTitle">
            <text:p>MA_JobTitle</text:p>
          </table:table-cell>
          <table:table-cell table:style-name="pd1" office:value-type="string" office:string-value="MA_RiskTakerFlag">
            <text:p>MA_RiskTakerFlag</text:p>
          </table:table-cell>
          <table:table-cell table:style-name="pd1" office:value-type="string" office:string-value="MA_CompManagerFlag">
            <text:p>MA_CompManagerFlag</text:p>
          </table:table-cell>
          <table:table-cell table:style-name="pd1" office:value-type="string" office:string-value="TF_Email">
            <text:p>TF_Email</text:p>
          </table:table-cell>
          <table:table-cell table:style-name="pd1" office:value-type="string" office:string-value="TF_Address">
            <text:p>TF_Address</text:p>
          </table:table-cell>
          <table:table-cell table:style-name="pd1" office:value-type="string" office:string-value="TF_Postcode">
            <text:p>TF_Postcode</text:p>
          </table:table-cell>
          <table:table-cell table:style-name="pd1" office:value-type="string" office:string-value="TF_Salary ">
            <text:p>TF_Salary </text:p>
          </table:table-cell>
          <table:table-cell table:style-name="pd1" office:value-type="string" office:string-value="TF_TeamID">
            <text:p>TF_TeamID</text:p>
          </table:table-cell>
          <table:table-cell table:style-name="pd1" office:value-type="string" office:string-value="TF_TeamName">
            <text:p>TF_TeamName</text:p>
          </table:table-cell>
          <table:table-cell table:style-name="pd1" office:value-type="string" office:string-value="TF_Description ">
            <text:p>TF_Description </text:p>
          </table:table-cell>
          <table:table-cell table:style-name="pd1" office:value-type="string" office:string-value="TF_TeamStructureID">
            <text:p>TF_TeamStructureID</text:p>
          </table:table-cell>
          <table:table-cell table:style-name="pd1" office:value-type="string" office:string-value="TF_TeamStrurtureName">
            <text:p>TF_TeamStrurtureName</text:p>
          </table:table-cell>
          <table:table-cell table:style-name="pd1" office:value-type="string" office:string-value="TF_FundInvCode">
            <text:p>TF_FundInvCode</text:p>
          </table:table-cell>
          <table:table-cell table:style-name="pd1" office:value-type="string" office:string-value="TF_InvestmentCode ">
            <text:p>TF_InvestmentCode </text:p>
          </table:table-cell>
          <table:table-cell table:style-name="pd1" office:value-type="string" office:string-value="MA_CarryType">
            <text:p>MA_CarryType</text:p>
          </table:table-cell>
          <table:table-cell table:style-name="pd1" office:value-type="string" office:string-value="MA_PFCVType">
            <text:p>MA_PFCVType</text:p>
          </table:table-cell>
          <table:table-cell table:style-name="pd1" office:value-type="string" office:string-value="MA_JobAgreement">
            <text:p>MA_JobAgreement</text:p>
          </table:table-cell>
          <table:table-cell table:style-name="pd1" office:value-type="string" office:string-value="CK_Check1">
            <text:p>CK_Check1</text:p>
          </table:table-cell>
          <table:table-cell table:style-name="pd1" office:value-type="string" office:string-value="CK_Check2">
            <text:p>CK_Check2</text:p>
          </table:table-cell>
          <table:table-cell table:style-name="pd1" office:value-type="string" office:string-value="CK_Check3">
            <text:p>CK_Check3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CAT -1.0">
            <text:p>CAT -1.0</text:p>
          </table:table-cell>
          <table:table-cell office:value-type="string" office:string-value="Login with valid username and invalid password.">
            <text:p>Login with valid username and invalid password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Ralph">
            <text:p>Ralph</text:p>
          </table:table-cell>
          <table:table-cell office:value-type="string" office:string-value="Carr">
            <text:p>Carr</text:p>
          </table:table-cell>
          <table:table-cell office:value-type="string" office:string-value="alexander-nancy623">
            <text:p>alexander-nancy623</text:p>
          </table:table-cell>
          <table:table-cell office:value-type="string" office:string-value="madison-rebecca592">
            <text:p>madison-rebecca592</text:p>
          </table:table-cell>
          <table:table-cell office:value-type="string" office:string-value="Korea">
            <text:p>Korea</text:p>
          </table:table-cell>
          <table:table-cell office:value-type="string" office:string-value="08-Nov-1979">
            <text:p>08-Nov-1979</text:p>
          </table:table-cell>
          <table:table-cell office:value-type="string" office:string-value="01-Jan-1988">
            <text:p>01-Jan-1988</text:p>
          </table:table-cell>
          <table:table-cell office:value-type="string" office:string-value="Dealer">
            <text:p>Dealer</text:p>
          </table:table-cell>
          <table:table-cell office:value-type="string" office:string-value="N">
            <text:p>N</text:p>
          </table:table-cell>
          <table:table-cell office:value-type="string" office:string-value="Y">
            <text:p>Y</text:p>
          </table:table-cell>
          <table:table-cell office:value-type="string" office:string-value="fyoung@example.com">
            <text:p>fyoung@example.com</text:p>
          </table:table-cell>
          <table:table-cell office:value-type="string" office:string-value="USNV Shah, FPO AE 61234">
            <text:p>USNV Shah, FPO AE 61234</text:p>
          </table:table-cell>
          <table:table-cell office:value-type="string" office:string-value="drug-293">
            <text:p>drug-293</text:p>
          </table:table-cell>
          <table:table-cell office:value-type="float" office:value="84082">
            <text:p>84082</text:p>
          </table:table-cell>
          <table:table-cell office:value-type="string" office:string-value="team_aspen_700">
            <text:p>team_aspen_700</text:p>
          </table:table-cell>
          <table:table-cell office:value-type="string" office:string-value="Orion Solutions">
            <text:p>Orion Solutions</text:p>
          </table:table-cell>
          <table:table-cell office:value-type="string" office:string-value="#NULL">
            <text:p>#NULL</text:p>
          </table:table-cell>
          <table:table-cell office:value-type="string" office:string-value="Exit Committee">
            <text:p>Exit Committee</text:p>
          </table:table-cell>
          <table:table-cell office:value-type="string" office:string-value="Crest Management">
            <text:p>Crest Management</text:p>
          </table:table-cell>
          <table:table-cell office:value-type="string" office:string-value="eight-811">
            <text:p>eight-811</text:p>
          </table:table-cell>
          <table:table-cell office:value-type="string" office:string-value="Mrs.588">
            <text:p>Mrs.588</text:p>
          </table:table-cell>
          <table:table-cell office:value-type="string" office:string-value="Cash">
            <text:p>Cash</text:p>
          </table:table-cell>
          <table:table-cell office:value-type="string" office:string-value="PFCV Mid">
            <text:p>PFCV Mid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CAT -1.1">
            <text:p>CAT -1.1</text:p>
          </table:table-cell>
          <table:table-cell office:value-type="string" office:string-value="Add item to cart and remove immediately.">
            <text:p>Add item to cart and remove immediately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Anthony">
            <text:p>Anthony</text:p>
          </table:table-cell>
          <table:table-cell office:value-type="string" office:string-value="Smith">
            <text:p>Smith</text:p>
          </table:table-cell>
          <table:table-cell office:value-type="string" office:string-value="hendrix_rachel">
            <text:p>hendrix_rachel</text:p>
          </table:table-cell>
          <table:table-cell office:value-type="string" office:string-value="mitchell-anita552">
            <text:p>mitchell-anita552</text:p>
          </table:table-cell>
          <table:table-cell office:value-type="string" office:string-value="Samoa">
            <text:p>Samoa</text:p>
          </table:table-cell>
          <table:table-cell office:value-type="string" office:string-value="15-Dec-2024">
            <text:p>15-Dec-2024</text:p>
          </table:table-cell>
          <table:table-cell office:value-type="string" office:string-value="22-Dec-2015">
            <text:p>22-Dec-2015</text:p>
          </table:table-cell>
          <table:table-cell office:value-type="string" office:string-value="Mental health nurse">
            <text:p>Mental health nurse</text:p>
          </table:table-cell>
          <table:table-cell office:value-type="string" office:string-value="Y">
            <text:p>Y</text:p>
          </table:table-cell>
          <table:table-cell office:value-type="string" office:string-value="N">
            <text:p>N</text:p>
          </table:table-cell>
          <table:table-cell office:value-type="string" office:string-value="vasquezjocelyn@example.com">
            <text:p>vasquezjocelyn@example.com</text:p>
          </table:table-cell>
          <table:table-cell office:value-type="string" office:string-value="662 Vanessa Fork Suite 492, Cindyside, MD 59691">
            <text:p>662 Vanessa Fork Suite 492, Cindyside, MD 59691</text:p>
          </table:table-cell>
          <table:table-cell office:value-type="string" office:string-value="after-764">
            <text:p>after-764</text:p>
          </table:table-cell>
          <table:table-cell office:value-type="float" office:value="120164">
            <text:p>120164</text:p>
          </table:table-cell>
          <table:table-cell office:value-type="string" office:string-value="team.phoenix.600">
            <text:p>team.phoenix.600</text:p>
          </table:table-cell>
          <table:table-cell office:value-type="string" office:string-value="Crest Solutions">
            <text:p>Crest Solutions</text:p>
          </table:table-cell>
          <table:table-cell office:value-type="string" office:string-value="#NULL">
            <text:p>#NULL</text:p>
          </table:table-cell>
          <table:table-cell office:value-type="string" office:string-value="Corporate Optimization">
            <text:p>Corporate Optimization</text:p>
          </table:table-cell>
          <table:table-cell office:value-type="string" office:string-value="Stonegate Global">
            <text:p>Stonegate Global</text:p>
          </table:table-cell>
          <table:table-cell office:value-type="string" office:string-value="apply_341">
            <text:p>apply_341</text:p>
          </table:table-cell>
          <table:table-cell office:value-type="string" office:string-value="girl.427">
            <text:p>girl.427</text:p>
          </table:table-cell>
          <table:table-cell office:value-type="string" office:string-value="Carry">
            <text:p>Carry</text:p>
          </table:table-cell>
          <table:table-cell office:value-type="string" office:string-value="Current Value">
            <text:p>Current Value</text:p>
          </table:table-cell>
          <table:table-cell office:value-type="string" office:string-value="Independency Agreement">
            <text:p>Independency Agreem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CAT -1.2">
            <text:p>CAT -1.2</text:p>
          </table:table-cell>
          <table:table-cell office:value-type="string" office:string-value="Search with an empty query string.">
            <text:p>Search with an empty query string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Teresa">
            <text:p>Teresa</text:p>
          </table:table-cell>
          <table:table-cell office:value-type="string" office:string-value="Carter">
            <text:p>Carter</text:p>
          </table:table-cell>
          <table:table-cell office:value-type="string" office:string-value="jessica.mary">
            <text:p>jessica.mary</text:p>
          </table:table-cell>
          <table:table-cell office:value-type="string" office:string-value="april-byrd">
            <text:p>april-byrd</text:p>
          </table:table-cell>
          <table:table-cell office:value-type="string" office:string-value="Lithuania">
            <text:p>Lithuania</text:p>
          </table:table-cell>
          <table:table-cell office:value-type="string" office:string-value="03-Jul-2010">
            <text:p>03-Jul-2010</text:p>
          </table:table-cell>
          <table:table-cell office:value-type="string" office:string-value="18-Oct-2004">
            <text:p>18-Oct-2004</text:p>
          </table:table-cell>
          <table:table-cell office:value-type="string" office:string-value="Chartered management accountant">
            <text:p>Chartered management accountant</text:p>
          </table:table-cell>
          <table:table-cell office:value-type="string" office:string-value="N">
            <text:p>N</text:p>
          </table:table-cell>
          <table:table-cell office:value-type="string" office:string-value="Y">
            <text:p>Y</text:p>
          </table:table-cell>
          <table:table-cell office:value-type="string" office:string-value="wagneramy@example.org">
            <text:p>wagneramy@example.org</text:p>
          </table:table-cell>
          <table:table-cell office:value-type="string" office:string-value="PSC 5301, Box 1611, APO AA 61311">
            <text:p>PSC 5301, Box 1611, APO AA 61311</text:p>
          </table:table-cell>
          <table:table-cell office:value-type="string" office:string-value="I_418">
            <text:p>I_418</text:p>
          </table:table-cell>
          <table:table-cell office:value-type="float" office:value="57291">
            <text:p>57291</text:p>
          </table:table-cell>
          <table:table-cell office:value-type="string" office:string-value="team-nova_407">
            <text:p>team-nova_407</text:p>
          </table:table-cell>
          <table:table-cell office:value-type="string" office:string-value="Silver Group">
            <text:p>Silver Group</text:p>
          </table:table-cell>
          <table:table-cell office:value-type="string" office:string-value="#NULL">
            <text:p>#NULL</text:p>
          </table:table-cell>
          <table:table-cell office:value-type="string" office:string-value="Deal Analysis">
            <text:p>Deal Analysis</text:p>
          </table:table-cell>
          <table:table-cell office:value-type="string" office:string-value="Iron Capital">
            <text:p>Iron Capital</text:p>
          </table:table-cell>
          <table:table-cell office:value-type="string" office:string-value="sign-858">
            <text:p>sign-858</text:p>
          </table:table-cell>
          <table:table-cell office:value-type="string" office:string-value="operation-863">
            <text:p>operation-863</text:p>
          </table:table-cell>
          <table:table-cell office:value-type="string" office:string-value="Shares">
            <text:p>Shares</text:p>
          </table:table-cell>
          <table:table-cell office:value-type="string" office:string-value="PFCV Low">
            <text:p>PFCV Low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CAT -1.3">
            <text:p>CAT -1.3</text:p>
          </table:table-cell>
          <table:table-cell office:value-type="string" office:string-value="Upload file larger than allowed limit.">
            <text:p>Upload file larger than allowed limit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Shannon">
            <text:p>Shannon</text:p>
          </table:table-cell>
          <table:table-cell office:value-type="string" office:string-value="Wolfe">
            <text:p>Wolfe</text:p>
          </table:table-cell>
          <table:table-cell office:value-type="string" office:string-value="jason.cortez">
            <text:p>jason.cortez</text:p>
          </table:table-cell>
          <table:table-cell office:value-type="string" office:string-value="courtney.martin">
            <text:p>courtney.martin</text:p>
          </table:table-cell>
          <table:table-cell office:value-type="string" office:string-value="Benin">
            <text:p>Benin</text:p>
          </table:table-cell>
          <table:table-cell office:value-type="string" office:string-value="07-Dec-1996">
            <text:p>07-Dec-1996</text:p>
          </table:table-cell>
          <table:table-cell office:value-type="string" office:string-value="12-Jan-2009">
            <text:p>12-Jan-2009</text:p>
          </table:table-cell>
          <table:table-cell office:value-type="string" office:string-value="Fisheries officer">
            <text:p>Fisheries officer</text:p>
          </table:table-cell>
          <table:table-cell office:value-type="string" office:string-value="N">
            <text:p>N</text:p>
          </table:table-cell>
          <table:table-cell office:value-type="string" office:string-value="Y">
            <text:p>Y</text:p>
          </table:table-cell>
          <table:table-cell office:value-type="string" office:string-value="ajackson@example.net">
            <text:p>ajackson@example.net</text:p>
          </table:table-cell>
          <table:table-cell office:value-type="string" office:string-value="9324 Miller Point, Gonzalezbury, NV 02577">
            <text:p>9324 Miller Point, Gonzalezbury, NV 02577</text:p>
          </table:table-cell>
          <table:table-cell office:value-type="string" office:string-value="bag_803">
            <text:p>bag_803</text:p>
          </table:table-cell>
          <table:table-cell office:value-type="float" office:value="121658">
            <text:p>121658</text:p>
          </table:table-cell>
          <table:table-cell office:value-type="string" office:string-value="team.blue.301">
            <text:p>team.blue.301</text:p>
          </table:table-cell>
          <table:table-cell office:value-type="string" office:string-value="Crest Global">
            <text:p>Crest Global</text:p>
          </table:table-cell>
          <table:table-cell office:value-type="string" office:string-value="#NULL">
            <text:p>#NULL</text:p>
          </table:table-cell>
          <table:table-cell office:value-type="string" office:string-value="Risk Team">
            <text:p>Risk Team</text:p>
          </table:table-cell>
          <table:table-cell office:value-type="string" office:string-value="Canyon Investments">
            <text:p>Canyon Investments</text:p>
          </table:table-cell>
          <table:table-cell office:value-type="string" office:string-value="against_271">
            <text:p>against_271</text:p>
          </table:table-cell>
          <table:table-cell office:value-type="string" office:string-value="direction.495">
            <text:p>direction.495</text:p>
          </table:table-cell>
          <table:table-cell office:value-type="string" office:string-value="Carry">
            <text:p>Carry</text:p>
          </table:table-cell>
          <table:table-cell office:value-type="string" office:string-value="PFCV Low">
            <text:p>PFCV Low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CAT -1.4">
            <text:p>CAT -1.4</text:p>
          </table:table-cell>
          <table:table-cell office:value-type="string" office:string-value="Submit form without filling mandatory fields.">
            <text:p>Submit form without filling mandatory fields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James">
            <text:p>James</text:p>
          </table:table-cell>
          <table:table-cell office:value-type="string" office:string-value="Randall">
            <text:p>Randall</text:p>
          </table:table-cell>
          <table:table-cell office:value-type="string" office:string-value="jasmine-patel854">
            <text:p>jasmine-patel854</text:p>
          </table:table-cell>
          <table:table-cell office:value-type="string" office:string-value="tanner.rachel">
            <text:p>tanner.rachel</text:p>
          </table:table-cell>
          <table:table-cell office:value-type="string" office:string-value="Bhutan">
            <text:p>Bhutan</text:p>
          </table:table-cell>
          <table:table-cell office:value-type="string" office:string-value="08-Dec-1986">
            <text:p>08-Dec-1986</text:p>
          </table:table-cell>
          <table:table-cell office:value-type="string" office:string-value="27-Mar-1973">
            <text:p>27-Mar-1973</text:p>
          </table:table-cell>
          <table:table-cell office:value-type="string" office:string-value="Health service manager">
            <text:p>Health service manager</text:p>
          </table:table-cell>
          <table:table-cell office:value-type="string" office:string-value="Y">
            <text:p>Y</text:p>
          </table:table-cell>
          <table:table-cell office:value-type="string" office:string-value="Y">
            <text:p>Y</text:p>
          </table:table-cell>
          <table:table-cell office:value-type="string" office:string-value="kalexander@example.com">
            <text:p>kalexander@example.com</text:p>
          </table:table-cell>
          <table:table-cell office:value-type="string" office:string-value="212 Amanda Course Suite 652, South Cynthia, OK 10960">
            <text:p>212 Amanda Course Suite 652, South Cynthia, OK 10960</text:p>
          </table:table-cell>
          <table:table-cell office:value-type="string" office:string-value="painting-127">
            <text:p>painting-127</text:p>
          </table:table-cell>
          <table:table-cell office:value-type="float" office:value="142619">
            <text:p>142619</text:p>
          </table:table-cell>
          <table:table-cell office:value-type="string" office:string-value="team-aspen-578">
            <text:p>team-aspen-578</text:p>
          </table:table-cell>
          <table:table-cell office:value-type="string" office:string-value="Maple Capital">
            <text:p>Maple Capital</text:p>
          </table:table-cell>
          <table:table-cell office:value-type="string" office:string-value="#NULL">
            <text:p>#NULL</text:p>
          </table:table-cell>
          <table:table-cell office:value-type="string" office:string-value="Portfolio Analysis">
            <text:p>Portfolio Analysis</text:p>
          </table:table-cell>
          <table:table-cell office:value-type="string" office:string-value="Redwood Associates">
            <text:p>Redwood Associates</text:p>
          </table:table-cell>
          <table:table-cell office:value-type="string" office:string-value="watch-949">
            <text:p>watch-949</text:p>
          </table:table-cell>
          <table:table-cell office:value-type="string" office:string-value="teach.975">
            <text:p>teach.975</text:p>
          </table:table-cell>
          <table:table-cell office:value-type="string" office:string-value="Carry">
            <text:p>Carry</text:p>
          </table:table-cell>
          <table:table-cell office:value-type="string" office:string-value="PFCV Mid">
            <text:p>PFCV Mid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string-value="CAT -1.5">
            <text:p>CAT -1.5</text:p>
          </table:table-cell>
          <table:table-cell office:value-type="string" office:string-value="Reset password with invalid email format.">
            <text:p>Reset password with invalid email format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Nancy">
            <text:p>Nancy</text:p>
          </table:table-cell>
          <table:table-cell office:value-type="string" office:string-value="Murray">
            <text:p>Murray</text:p>
          </table:table-cell>
          <table:table-cell office:value-type="string" office:string-value="william.timothy769">
            <text:p>william.timothy769</text:p>
          </table:table-cell>
          <table:table-cell office:value-type="string" office:string-value="nathan_robert">
            <text:p>nathan_robert</text:p>
          </table:table-cell>
          <table:table-cell office:value-type="string" office:string-value="Antarctica (the territory South of 60 deg S)">
            <text:p>Antarctica (the territory South of 60 deg S)</text:p>
          </table:table-cell>
          <table:table-cell office:value-type="string" office:string-value="19-Jun-2014">
            <text:p>19-Jun-2014</text:p>
          </table:table-cell>
          <table:table-cell office:value-type="string" office:string-value="11-Jul-1997">
            <text:p>11-Jul-1997</text:p>
          </table:table-cell>
          <table:table-cell office:value-type="string" office:string-value="Higher education careers adviser">
            <text:p>Higher education careers adviser</text:p>
          </table:table-cell>
          <table:table-cell office:value-type="string" office:string-value="Y">
            <text:p>Y</text:p>
          </table:table-cell>
          <table:table-cell office:value-type="string" office:string-value="Y">
            <text:p>Y</text:p>
          </table:table-cell>
          <table:table-cell office:value-type="string" office:string-value="heidiwheeler@example.net">
            <text:p>heidiwheeler@example.net</text:p>
          </table:table-cell>
          <table:table-cell office:value-type="string" office:string-value="710 Samuel Lodge, Danielleville, NE 60560">
            <text:p>710 Samuel Lodge, Danielleville, NE 60560</text:p>
          </table:table-cell>
          <table:table-cell office:value-type="string" office:string-value="work.247">
            <text:p>work.247</text:p>
          </table:table-cell>
          <table:table-cell office:value-type="float" office:value="40042">
            <text:p>40042</text:p>
          </table:table-cell>
          <table:table-cell office:value-type="string" office:string-value="team-titan.261">
            <text:p>team-titan.261</text:p>
          </table:table-cell>
          <table:table-cell office:value-type="string" office:string-value="Titan Advisory">
            <text:p>Titan Advisory</text:p>
          </table:table-cell>
          <table:table-cell office:value-type="string" office:string-value="#NULL">
            <text:p>#NULL</text:p>
          </table:table-cell>
          <table:table-cell office:value-type="string" office:string-value="Exit Oversight">
            <text:p>Exit Oversight</text:p>
          </table:table-cell>
          <table:table-cell office:value-type="string" office:string-value="Stonegate Ventures">
            <text:p>Stonegate Ventures</text:p>
          </table:table-cell>
          <table:table-cell office:value-type="string" office:string-value="scene_957">
            <text:p>scene_957</text:p>
          </table:table-cell>
          <table:table-cell office:value-type="string" office:string-value="probably-968">
            <text:p>probably-968</text:p>
          </table:table-cell>
          <table:table-cell office:value-type="string" office:string-value="Cash">
            <text:p>Cash</text:p>
          </table:table-cell>
          <table:table-cell office:value-type="string" office:string-value="PFCV High">
            <text:p>PFCV High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CAT -1.6">
            <text:p>CAT -1.6</text:p>
          </table:table-cell>
          <table:table-cell office:value-type="string" office:string-value="Navigate back after completing payment.">
            <text:p>Navigate back after completing payment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Justin">
            <text:p>Justin</text:p>
          </table:table-cell>
          <table:table-cell office:value-type="string" office:string-value="Obrien">
            <text:p>Obrien</text:p>
          </table:table-cell>
          <table:table-cell office:value-type="string" office:string-value="rita-thomas">
            <text:p>rita-thomas</text:p>
          </table:table-cell>
          <table:table-cell office:value-type="string" office:string-value="danny_rhonda103">
            <text:p>danny_rhonda103</text:p>
          </table:table-cell>
          <table:table-cell office:value-type="string" office:string-value="Bhutan">
            <text:p>Bhutan</text:p>
          </table:table-cell>
          <table:table-cell office:value-type="string" office:string-value="28-Dec-1996">
            <text:p>28-Dec-1996</text:p>
          </table:table-cell>
          <table:table-cell office:value-type="string" office:string-value="06-Oct-1998">
            <text:p>06-Oct-1998</text:p>
          </table:table-cell>
          <table:table-cell office:value-type="string" office:string-value="Scientific laboratory technician">
            <text:p>Scientific laboratory technician</text:p>
          </table:table-cell>
          <table:table-cell office:value-type="string" office:string-value="N">
            <text:p>N</text:p>
          </table:table-cell>
          <table:table-cell office:value-type="string" office:string-value="Y">
            <text:p>Y</text:p>
          </table:table-cell>
          <table:table-cell office:value-type="string" office:string-value="jenniferhernandez@example.net">
            <text:p>jenniferhernandez@example.net</text:p>
          </table:table-cell>
          <table:table-cell office:value-type="string" office:string-value="10914 Donald Harbor, New Suzannebury, CO 07878">
            <text:p>10914 Donald Harbor, New Suzannebury, CO 07878</text:p>
          </table:table-cell>
          <table:table-cell office:value-type="string" office:string-value="range-491">
            <text:p>range-491</text:p>
          </table:table-cell>
          <table:table-cell office:value-type="float" office:value="41634">
            <text:p>41634</text:p>
          </table:table-cell>
          <table:table-cell office:value-type="string" office:string-value="team_silver_775">
            <text:p>team_silver_775</text:p>
          </table:table-cell>
          <table:table-cell office:value-type="string" office:string-value="Phoenix Solutions">
            <text:p>Phoenix Solutions</text:p>
          </table:table-cell>
          <table:table-cell office:value-type="string" office:string-value="#NULL">
            <text:p>#NULL</text:p>
          </table:table-cell>
          <table:table-cell office:value-type="string" office:string-value="Deal Committee">
            <text:p>Deal Committee</text:p>
          </table:table-cell>
          <table:table-cell office:value-type="string" office:string-value="Everest Associates">
            <text:p>Everest Associates</text:p>
          </table:table-cell>
          <table:table-cell office:value-type="string" office:string-value="figure-295">
            <text:p>figure-295</text:p>
          </table:table-cell>
          <table:table-cell office:value-type="string" office:string-value="office-103">
            <text:p>office-103</text:p>
          </table:table-cell>
          <table:table-cell office:value-type="string" office:string-value="Shares">
            <text:p>Shares</text:p>
          </table:table-cell>
          <table:table-cell office:value-type="string" office:string-value="Current Value">
            <text:p>Current Value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CAT -1.7">
            <text:p>CAT -1.7</text:p>
          </table:table-cell>
          <table:table-cell office:value-type="string" office:string-value="Book ticket for past travel date.">
            <text:p>Book ticket for past travel date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Laura">
            <text:p>Laura</text:p>
          </table:table-cell>
          <table:table-cell office:value-type="string" office:string-value="Carter">
            <text:p>Carter</text:p>
          </table:table-cell>
          <table:table-cell office:value-type="string" office:string-value="price_jason">
            <text:p>price_jason</text:p>
          </table:table-cell>
          <table:table-cell office:value-type="string" office:string-value="lisa.kerr">
            <text:p>lisa.kerr</text:p>
          </table:table-cell>
          <table:table-cell office:value-type="string" office:string-value="Serbia">
            <text:p>Serbia</text:p>
          </table:table-cell>
          <table:table-cell office:value-type="string" office:string-value="15-Sep-1996">
            <text:p>15-Sep-1996</text:p>
          </table:table-cell>
          <table:table-cell office:value-type="string" office:string-value="02-Sep-2005">
            <text:p>02-Sep-2005</text:p>
          </table:table-cell>
          <table:table-cell office:value-type="string" office:string-value="Administrator">
            <text:p>Administrator</text:p>
          </table:table-cell>
          <table:table-cell office:value-type="string" office:string-value="Y">
            <text:p>Y</text:p>
          </table:table-cell>
          <table:table-cell office:value-type="string" office:string-value="N">
            <text:p>N</text:p>
          </table:table-cell>
          <table:table-cell office:value-type="string" office:string-value="wscott@example.com">
            <text:p>wscott@example.com</text:p>
          </table:table-cell>
          <table:table-cell office:value-type="string" office:string-value="6141 William Fork Suite 858, Smithbury, NV 67869">
            <text:p>6141 William Fork Suite 858, Smithbury, NV 67869</text:p>
          </table:table-cell>
          <table:table-cell office:value-type="string" office:string-value="stage-807">
            <text:p>stage-807</text:p>
          </table:table-cell>
          <table:table-cell office:value-type="float" office:value="125783">
            <text:p>125783</text:p>
          </table:table-cell>
          <table:table-cell office:value-type="string" office:string-value="team.stonegate_367">
            <text:p>team.stonegate_367</text:p>
          </table:table-cell>
          <table:table-cell office:value-type="string" office:string-value="Silver Holdings">
            <text:p>Silver Holdings</text:p>
          </table:table-cell>
          <table:table-cell office:value-type="string" office:string-value="#NULL">
            <text:p>#NULL</text:p>
          </table:table-cell>
          <table:table-cell office:value-type="string" office:string-value="Deal Relations">
            <text:p>Deal Relations</text:p>
          </table:table-cell>
          <table:table-cell office:value-type="string" office:string-value="Beta Solutions">
            <text:p>Beta Solutions</text:p>
          </table:table-cell>
          <table:table-cell office:value-type="string" office:string-value="second-206">
            <text:p>second-206</text:p>
          </table:table-cell>
          <table:table-cell office:value-type="string" office:string-value="pass.589">
            <text:p>pass.589</text:p>
          </table:table-cell>
          <table:table-cell office:value-type="string" office:string-value="Cash">
            <text:p>Cash</text:p>
          </table:table-cell>
          <table:table-cell office:value-type="string" office:string-value="PFCV High">
            <text:p>PFCV High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CAT -1.8">
            <text:p>CAT -1.8</text:p>
          </table:table-cell>
          <table:table-cell office:value-type="string" office:string-value="Enter negative quantity in order form.">
            <text:p>Enter negative quantity in order form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Kimberly">
            <text:p>Kimberly</text:p>
          </table:table-cell>
          <table:table-cell office:value-type="string" office:string-value="Jones">
            <text:p>Jones</text:p>
          </table:table-cell>
          <table:table-cell office:value-type="string" office:string-value="lopez-ian58">
            <text:p>lopez-ian58</text:p>
          </table:table-cell>
          <table:table-cell office:value-type="string" office:string-value="alexander-holly">
            <text:p>alexander-holly</text:p>
          </table:table-cell>
          <table:table-cell office:value-type="string" office:string-value="Nauru">
            <text:p>Nauru</text:p>
          </table:table-cell>
          <table:table-cell office:value-type="string" office:string-value="21-Jul-1997">
            <text:p>21-Jul-1997</text:p>
          </table:table-cell>
          <table:table-cell office:value-type="string" office:string-value="05-May-2004">
            <text:p>05-May-2004</text:p>
          </table:table-cell>
          <table:table-cell office:value-type="string" office:string-value="Clinical scientist, histocompatibility and immunogenetics">
            <text:p>Clinical scientist, histocompatibility and immunogenetics</text:p>
          </table:table-cell>
          <table:table-cell office:value-type="string" office:string-value="N">
            <text:p>N</text:p>
          </table:table-cell>
          <table:table-cell office:value-type="string" office:string-value="N">
            <text:p>N</text:p>
          </table:table-cell>
          <table:table-cell office:value-type="string" office:string-value="anna14@example.net">
            <text:p>anna14@example.net</text:p>
          </table:table-cell>
          <table:table-cell office:value-type="string" office:string-value="864 Patrick Bridge, Michelleland, MA 05275">
            <text:p>864 Patrick Bridge, Michelleland, MA 05275</text:p>
          </table:table-cell>
          <table:table-cell office:value-type="string" office:string-value="consumer_255">
            <text:p>consumer_255</text:p>
          </table:table-cell>
          <table:table-cell office:value-type="float" office:value="68119">
            <text:p>68119</text:p>
          </table:table-cell>
          <table:table-cell office:value-type="string" office:string-value="team_aurora.170">
            <text:p>team_aurora.170</text:p>
          </table:table-cell>
          <table:table-cell office:value-type="string" office:string-value="Aspen Equity">
            <text:p>Aspen Equity</text:p>
          </table:table-cell>
          <table:table-cell office:value-type="string" office:string-value="#NULL">
            <text:p>#NULL</text:p>
          </table:table-cell>
          <table:table-cell office:value-type="string" office:string-value="Growth Research">
            <text:p>Growth Research</text:p>
          </table:table-cell>
          <table:table-cell office:value-type="string" office:string-value="Alpha Investments">
            <text:p>Alpha Investments</text:p>
          </table:table-cell>
          <table:table-cell office:value-type="string" office:string-value="these-643">
            <text:p>these-643</text:p>
          </table:table-cell>
          <table:table-cell office:value-type="string" office:string-value="hope.208">
            <text:p>hope.208</text:p>
          </table:table-cell>
          <table:table-cell office:value-type="string" office:string-value="Shares">
            <text:p>Shares</text:p>
          </table:table-cell>
          <table:table-cell office:value-type="string" office:string-value="PFCV Mid">
            <text:p>PFCV Mid</text:p>
          </table:table-cell>
          <table:table-cell office:value-type="string" office:string-value="Independency Agreement">
            <text:p>Independency Agreem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string-value="CAT -1.9">
            <text:p>CAT -1.9</text:p>
          </table:table-cell>
          <table:table-cell office:value-type="string" office:string-value="Logout and then press back button.">
            <text:p>Logout and then press back button.</text:p>
          </table:table-cell>
          <table:table-cell office:value-type="string" office:string-value="#CLICK">
            <text:p>#CLICK</text:p>
          </table:table-cell>
          <table:table-cell office:value-type="string" office:string-value="#NULL">
            <text:p>#NULL</text:p>
          </table:table-cell>
          <table:table-cell office:value-type="string" office:string-value="#CLICK">
            <text:p>#CLICK</text:p>
          </table:table-cell>
          <table:table-cell office:value-type="string" office:string-value="Daniel">
            <text:p>Daniel</text:p>
          </table:table-cell>
          <table:table-cell office:value-type="string" office:string-value="Brown">
            <text:p>Brown</text:p>
          </table:table-cell>
          <table:table-cell office:value-type="string" office:string-value="petty.darren700">
            <text:p>petty.darren700</text:p>
          </table:table-cell>
          <table:table-cell office:value-type="string" office:string-value="blake-sarah429">
            <text:p>blake-sarah429</text:p>
          </table:table-cell>
          <table:table-cell office:value-type="string" office:string-value="Nepal">
            <text:p>Nepal</text:p>
          </table:table-cell>
          <table:table-cell office:value-type="string" office:string-value="18-Apr-1993">
            <text:p>18-Apr-1993</text:p>
          </table:table-cell>
          <table:table-cell office:value-type="string" office:string-value="18-Jun-1986">
            <text:p>18-Jun-1986</text:p>
          </table:table-cell>
          <table:table-cell office:value-type="string" office:string-value="Surveyor, building control">
            <text:p>Surveyor, building control</text:p>
          </table:table-cell>
          <table:table-cell office:value-type="string" office:string-value="N">
            <text:p>N</text:p>
          </table:table-cell>
          <table:table-cell office:value-type="string" office:string-value="Y">
            <text:p>Y</text:p>
          </table:table-cell>
          <table:table-cell office:value-type="string" office:string-value="huntrobert@example.com">
            <text:p>huntrobert@example.com</text:p>
          </table:table-cell>
          <table:table-cell office:value-type="string" office:string-value="20650 Ward Avenue Apt. 263, South Matthew, ND 95164">
            <text:p>20650 Ward Avenue Apt. 263, South Matthew, ND 95164</text:p>
          </table:table-cell>
          <table:table-cell office:value-type="string" office:string-value="this_420">
            <text:p>this_420</text:p>
          </table:table-cell>
          <table:table-cell office:value-type="float" office:value="64628">
            <text:p>64628</text:p>
          </table:table-cell>
          <table:table-cell office:value-type="string" office:string-value="team-nova_665">
            <text:p>team-nova_665</text:p>
          </table:table-cell>
          <table:table-cell office:value-type="string" office:string-value="Nova Global">
            <text:p>Nova Global</text:p>
          </table:table-cell>
          <table:table-cell office:value-type="string" office:string-value="#NULL">
            <text:p>#NULL</text:p>
          </table:table-cell>
          <table:table-cell office:value-type="string" office:string-value="Growth Development">
            <text:p>Growth Development</text:p>
          </table:table-cell>
          <table:table-cell office:value-type="string" office:string-value="Redwood Ventures">
            <text:p>Redwood Ventures</text:p>
          </table:table-cell>
          <table:table-cell office:value-type="string" office:string-value="situation.597">
            <text:p>situation.597</text:p>
          </table:table-cell>
          <table:table-cell office:value-type="string" office:string-value="blue.273">
            <text:p>blue.273</text:p>
          </table:table-cell>
          <table:table-cell office:value-type="string" office:string-value="Cash">
            <text:p>Cash</text:p>
          </table:table-cell>
          <table:table-cell office:value-type="string" office:string-value="PFCV High">
            <text:p>PFCV High</text:p>
          </table:table-cell>
          <table:table-cell office:value-type="string" office:string-value="Permanent">
            <text:p>Permanent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  <table:table-cell office:value-type="string" office:string-value="#CHECK">
            <text:p>#CHEC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